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-0.03cm" fo:text-indent="-0.03cm" style:auto-text-indent="false"/>
    </style:style>
    <style:style style:name="P11" style:family="paragraph" style:parent-style-name="Standard">
      <style:paragraph-properties fo:margin-left="0cm" fo:margin-right="-0.03cm" fo:text-indent="-0.03cm" style:auto-text-indent="false">
        <style:tab-stops>
          <style:tab-stop style:position="10.372cm"/>
        </style:tab-stops>
      </style:paragraph-properties>
    </style:style>
    <style:style style:name="P12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</style:style>
    <style:style style:name="P13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</style:style>
    <style:style style:name="P14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6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7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8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9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1" style:family="text">
      <style:text-properties fo:color="#000000" style:font-name="Times New Roman" fo:font-size="11pt" fo:font-weight="bold" fo:background-color="#ffffff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4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5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6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7" style:family="text">
      <style:text-properties style:font-name="Times New Roman" fo:font-weight="bold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9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0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1" style:family="text">
      <style:text-properties style:font-name="Times" fo:font-size="9pt" fo:font-weight="bold" style:font-size-asian="9pt" style:font-weight-asian="bold" style:font-name-complex="Times" style:font-weight-complex="bold"/>
    </style:style>
    <style:style style:name="T12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<text:s/></text:span><text:span text:style-name="T2"><text:s text:c="7"/></text:span><text:span text:style-name="T3"><text:s text:c="24"/></text:span><text:span text:style-name="T2"><text:s text:c="2"/><text:tab/><text:tab/> <text:s text:c="9"/></text:span><text:span text:style-name="T7">CABINET DE RHUMATOLOGIE</text:span></text:p>
      <text:p text:style-name="Standard"><text:span text:style-name="T7"><text:tab/><text:tab/><text:tab/><text:tab/> <text:s text:c="12"/></text:span><text:span text:style-name="T2">TRAUMATOLOGIE SPORTIVE</text:span></text:p>
      <text:p text:style-name="P2"><text:span text:style-name="T7"><text:s text:c="3"/>{mycompany_address} {mycompany_zip} {mycompany_town}</text:span></text:p>
      <text:p text:style-name="P3">Tel <text:s/>: {mycompany_phone} - Fax : {mycompany_fax}</text:p>
      <text:p text:style-name="P4"/>
      <text:p text:style-name="P7"/>
      <text:p text:style-name="P5"/>
      <text:p text:style-name="P6"><text:s text:c="11"/>Docteur John House<text:tab/><text:tab/> <text:s text:c="13"/>Docteur Pill Aspi</text:p>
      <text:p text:style-name="P14"><text:s text:c="16"/>Rhumatologue<text:tab/><text:tab/> <text:s text:c="16"/>Rhumatologue</text:p>
      <text:p text:style-name="P12"><text:span text:style-name="T5"><text:s text:c="15"/></text:span><text:span text:style-name="T4"><text:s/></text:span><text:span text:style-name="T8"><text:s text:c="17"/>---<text:tab/> <text:s text:c="35"/>---<text:tab/></text:span></text:p>
      <text:p text:style-name="P18"><text:tab/> <text:s/>Diplômée de Rhumatologie<text:tab/><text:tab/><text:tab/><text:tab/><text:tab/><text:tab/><text:tab/> <text:s text:c="6"/>Lauréat de la Faculté</text:p>
      <text:p text:style-name="P15"><text:tab/> <text:s text:c="11"/><text:tab/>Attachée des Hôpitaux de Paris <text:tab/><text:tab/> <text:s text:c="23"/><text:tab/><text:tab/> <text:s text:c="17"/>Diplômé de Rhumatologie</text:p>
      <text:p text:style-name="P16"><text:s text:c="6"/><text:tab/> <text:s text:c="11"/>Ancien chef de Clinique <text:tab/><text:tab/><text:tab/> <text:s text:c="63"/>Traumatologie du Sport<text:tab/></text:p>
      <text:p text:style-name="P16"><text:s text:c="13"/>Assistant des Hôpitaux de Paris<text:tab/> <text:s text:c="72"/>Membre de <text:s/>la Société Française</text:p>
      <text:p text:style-name="P19"><text:s text:c="15"/><text:tab/> <text:s text:c="18"/>--- <text:s text:c="115"/>de Traumatologie du Sport</text:p>
      <text:p text:style-name="P17"><text:s text:c="26"/>xxxxxxx<text:tab/><text:tab/><text:tab/> <text:s text:c="19"/>---</text:p>
      <text:p text:style-name="P21"><text:s text:c="18"/>RPPS <text:s/>yyyyyyyyyy <text:s text:c="3"/><text:tab/><text:tab/><text:tab/> <text:s text:c="11"/>hhhhhhhh</text:p>
      <text:p text:style-name="P21"><text:s text:c="33"/>--- <text:tab/><text:tab/> <text:s text:c="20"/>RPPS <text:s/>kfgfdgdfgdgd</text:p>
      <text:p text:style-name="P13"><text:span text:style-name="T12"><text:s text:c="14"/></text:span><text:span text:style-name="T6"><text:s/>jhouse@email.com <text:s text:c="2"/></text:span><text:span text:style-name="T8"><text:s text:c="71"/></text:span><text:span text:style-name="T9"><text:s text:c="46"/>---</text:span></text:p>
      <text:p text:style-name="P11"><text:span text:style-name="T10"><text:s/></text:span><text:span text:style-name="T3"><text:s text:c="88"/><text:tab/><text:tab/> <text:s text:c="16"/>paspi@email.com <text:s text:c="6"/></text:span><text:span text:style-name="T11"><text:s text:c="3"/></text:span></text:p>
      <text:p text:style-name="P10"/>
      <text:p text:style-name="P10"/>
      <text:p text:style-name="P10"/>
      <text:p text:style-name="P10"/>
      <text:p text:style-name="Standard">Cher Confrère/ Consœur/Ami</text:p>
      <text:p text:style-name="Standard"/>
      <text:p text:style-name="Standard"/>
      <text:p text:style-name="Standard"><text:tab/>J'ai vu en consultation, le {outcome_date}, Mr/Mme <text:span text:style-name="T13">{patient_name}</text:span>, né(e) le {patient_birthdate}, pour le motif suivant :</text:p>
      <text:p text:style-name="P8">{outcome_reason}</text:p>
      <text:p text:style-name="P9">en rapport avec la ou les pathologies suivantes :</text:p>
      <text:p text:style-name="P8">{outcome_diagnostic}</text:p>
      <text:p text:style-name="Standard">{outcome_comment}</text:p>
      <text:p text:style-name="Standard"/>
      <text:p text:style-name="Standard">{examshows}</text:p>
      <text:p text:style-name="Standard">{examother_title}</text:p>
      <text:p text:style-name="P8">{examother_principal_and_conclusion}</text:p>
      <text:p text:style-name="Standard">{exambio_title}</text:p>
      <text:p text:style-name="P8">{exambio_conclusion}</text:p>
      <text:p text:style-name="Standard"/>
      <text:p text:style-name="Standard">{treatment_title}</text:p>
      <text:p text:style-name="P8">{outcome_treatment}</text:p>
      <text:p text:style-name="Standard"/>
      <text:p text:style-name="Standard"/>
      <text:p text:style-name="Standard">Je vous remercie pour votre confiance, et ne manquerais pas de vous tenir au courant de l'évolution.</text:p>
      <text:p text:style-name="Standard"/>
      <text:p text:style-name="Standard">Confraternellement,</text:p>
      <text:p text:style-name="Standard"/>
      <text:p text:style-name="Standard"/>
      <text:p text:style-name="Standard">{myuser_firstname} {myuser_last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size="12pt" fo:language="fr" fo:country="FR" style:font-name-asian="Times New Roman" style:font-size-asian="12pt" style:language-asian="zh" style:country-asian="CN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75cm" style:type="center"/>
          <style:tab-stop style:position="17.949cm" style:type="right"/>
        </style:tab-stops>
      </style:paragraph-properties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Membres d'une Association agréée, règlement par chèque accepté. 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IS PC</dc:title>
    <dc:subject>Maquette</dc:subject>
    <meta:initial-creator>WORD5.1</meta:initial-creator>
    <meta:creation-date>2011-04-20T07:38:00</meta:creation-date>
    <dc:creator>Laurent </dc:creator>
    <dc:date>2013-03-16T14:06:25</dc:date>
    <meta:print-date>2011-04-21T16:49:00</meta:print-date>
    <meta:editing-cycles>32</meta:editing-cycles>
    <meta:editing-duration>PT1H17M51S</meta:editing-duration>
    <meta:generator>LibreOffice/3.5$Linux_X86_64 LibreOffice_project/350m1$Build-2</meta:generator>
    <meta:document-statistic meta:table-count="0" meta:image-count="0" meta:object-count="0" meta:page-count="1" meta:paragraph-count="34" meta:word-count="139" meta:character-count="2134" meta:non-whitespace-character-count="1036"/>
    <meta:user-defined meta:name="Info 1"/>
    <meta:user-defined meta:name="Info 2"/>
    <meta:user-defined meta:name="Info 3"/>
    <meta:user-defined meta:name="Info 4"/>
  </office:meta>
</office:document-meta>
</file>